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0000" draw:textarea-horizontal-align="justify" draw:textarea-vertical-align="middle" draw:auto-grow-height="false" fo:min-height="1.274cm" fo:min-width="2.04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000000" draw:fill-color="#3faf46" draw:textarea-horizontal-align="justify" draw:textarea-vertical-align="middle" draw:auto-grow-height="false" fo:min-height="0.131cm" fo:min-width="1.7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6" style:family="graphic" style:parent-style-name="standard">
      <style:graphic-properties draw:fill-color="#808080" draw:textarea-horizontal-align="justify" draw:textarea-vertical-align="middle" draw:auto-grow-height="false" fo:min-height="0.131cm" fo:min-width="0.897cm"/>
    </style:style>
    <style:style style:name="gr7" style:family="graphic" style:parent-style-name="objectwithoutfill">
      <style:graphic-properties draw:stroke="dash" draw:stroke-dash="Dashed_20__28_var_29_" svg:stroke-width="0.081cm" svg:stroke-color="#ff8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02cm" fo:min-width="0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ff0000" draw:fill-color="#ff0000" draw:opacity="25%" draw:textarea-horizontal-align="justify" draw:textarea-vertical-align="middle" draw:auto-grow-height="false" fo:min-height="0.004cm" fo:min-width="0.136cm"/>
    </style:style>
    <style:style style:name="gr10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1.02cm" fo:min-width="1.024cm"/>
    </style:style>
    <style:style style:name="gr11" style:family="graphic" style:parent-style-name="standard">
      <style:graphic-properties svg:stroke-color="#ff0000" draw:fill-color="#ff0000" draw:opacity="99%" draw:textarea-vertical-align="middle" draw:auto-grow-height="false" fo:min-height="1.004cm" fo:min-width="1.483cm"/>
    </style:style>
    <style:style style:name="gr12" style:family="graphic" style:parent-style-name="standard">
      <style:graphic-properties svg:stroke-color="#000000" draw:fill-color="#2a6099" draw:textarea-horizontal-align="justify" draw:textarea-vertical-align="middle" draw:auto-grow-height="false" fo:min-height="1.909cm" fo:min-width="1.659cm"/>
    </style:style>
    <style:style style:name="gr13" style:family="graphic" style:parent-style-name="standard">
      <style:graphic-properties svg:stroke-color="#ff0000" draw:fill-color="#ff0000" draw:textarea-vertical-align="middle" draw:auto-grow-height="false" fo:min-height="1.004cm" fo:min-width="1.483cm"/>
    </style:style>
    <style:style style:name="gr14" style:family="graphic" style:parent-style-name="standard">
      <style:graphic-properties svg:stroke-color="#000000" draw:fill-color="#ff8000" draw:textarea-horizontal-align="justify" draw:textarea-vertical-align="middle" draw:auto-grow-height="false" fo:min-height="1.909cm" fo:min-width="1.532cm"/>
    </style:style>
    <style:style style:name="gr15" style:family="graphic" style:parent-style-name="standard">
      <style:graphic-properties svg:stroke-color="#000000" draw:fill-color="#999999" draw:textarea-horizontal-align="justify" draw:textarea-vertical-align="middle" draw:auto-grow-height="false" fo:min-height="3.56cm" fo:min-width="0.389cm"/>
    </style:style>
    <style:style style:name="gr16" style:family="graphic" style:parent-style-name="standard">
      <style:graphic-properties svg:stroke-color="#000000" draw:fill-color="#b85c00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svg:stroke-width="0.081cm" svg:stroke-color="#ff0000" draw:marker-start="Arrow" draw:marker-start-width="0.421cm" draw:marker-end="Arrow" draw:marker-end-width="0.421cm" draw:fill="solid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3faf46"/>
      <style:paragraph-properties fo:text-align="center"/>
    </style:style>
    <style:style style:name="P4" style:family="paragraph">
      <loext:graphic-properties draw:fill="none" draw:fill-color="#ffffff"/>
      <style:text-properties style:font-name="Liberation Seri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0000" draw:opacity="25%"/>
      <style:paragraph-properties fo:text-align="center"/>
    </style:style>
    <style:style style:name="P9" style:family="paragraph">
      <loext:graphic-properties draw:fill-color="#ff0000" draw:opacity="99%"/>
      <style:paragraph-properties fo:text-align="center"/>
    </style:style>
    <style:style style:name="P10" style:family="paragraph">
      <loext:graphic-properties draw:fill-color="#2a6099"/>
      <style:paragraph-properties fo:text-align="center"/>
    </style:style>
    <style:style style:name="P11" style:family="paragraph">
      <loext:graphic-properties draw:fill-color="#ff8000"/>
      <style:paragraph-properties fo:text-align="center"/>
    </style:style>
    <style:style style:name="P12" style:family="paragraph">
      <loext:graphic-properties draw:fill-color="#999999"/>
      <style:paragraph-properties fo:text-align="center"/>
    </style:style>
    <style:style style:name="P13" style:family="paragraph">
      <loext:graphic-properties draw:fill-color="#b85c00"/>
      <style:paragraph-properties fo:text-align="center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524cm" svg:x="1.762cm" svg:y="8.74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289cm" svg:y1="9.509cm" svg:x2="6.575cm" svg:y2="9.509cm">
          <text:p/>
        </draw:line>
        <draw:custom-shape draw:style-name="gr3" draw:text-style-name="P3" xml:id="id1" draw:id="id1" draw:layer="layout" svg:width="2.286cm" svg:height="0.381cm" svg:x="6.515cm" svg:y="9.31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916cm" svg:height="0.954cm" svg:x="2.016cm" svg:y="7.604cm">
          <draw:text-box>
            <text:p><text:span text:style-name="T1">Laser</text:span></text:p>
          </draw:text-box>
        </draw:frame>
        <draw:frame draw:style-name="gr4" draw:text-style-name="P4" draw:layer="layout" svg:width="3.757cm" svg:height="0.954cm" svg:x="5.498cm" svg:y="8.112cm">
          <draw:text-box>
            <text:p><text:span text:style-name="T1">Beamsplitter</text:span></text:p>
          </draw:text-box>
        </draw:frame>
        <draw:frame draw:style-name="gr4" draw:text-style-name="P4" draw:layer="layout" svg:width="3.563cm" svg:height="0.954cm" svg:x="10.059cm" svg:y="4.872cm">
          <draw:text-box>
            <text:p><text:span text:style-name="T1">Circulator 1</text:span></text:p>
          </draw:text-box>
        </draw:frame>
        <draw:frame draw:style-name="gr4" draw:text-style-name="P4" draw:layer="layout" svg:width="3.876cm" svg:height="0.954cm" svg:x="9.158cm" svg:y="2.078cm">
          <draw:text-box>
            <text:p><text:span text:style-name="T1">Photodiode 1</text:span></text:p>
          </draw:text-box>
        </draw:frame>
        <draw:frame draw:style-name="gr4" draw:text-style-name="P4" draw:layer="layout" svg:width="2.678cm" svg:height="0.954cm" svg:x="20.552cm" svg:y="4.683cm">
          <draw:text-box>
            <text:p><text:span text:style-name="T1">Cavity 1</text:span></text:p>
          </draw:text-box>
        </draw:frame>
        <draw:connector draw:style-name="gr2" draw:text-style-name="P2" draw:layer="layout" draw:type="curve" svg:x1="8.801cm" svg:y1="9.509cm" svg:x2="12.957cm" svg:y2="6.578cm" draw:start-shape="id1" draw:start-glue-point="1" svg:d="M8801 9509c3493 0 1416-2931 4156-2931" svg:viewBox="0 0 4157 2932">
          <text:p/>
        </draw:connector>
        <draw:custom-shape draw:style-name="gr5" draw:text-style-name="P5" draw:layer="layout" svg:width="2.54cm" svg:height="2.54cm" svg:x="12.93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478cm" svg:y1="6.588cm" svg:x2="19.288cm" svg:y2="6.588cm">
          <text:p/>
        </draw:line>
        <draw:line draw:style-name="gr2" draw:text-style-name="P2" draw:layer="layout" svg:x1="14.208cm" svg:y1="5.318cm" svg:x2="14.208cm" svg:y2="3.667cm">
          <text:p/>
        </draw:line>
        <draw:custom-shape draw:style-name="gr6" draw:text-style-name="P6" draw:layer="layout" svg:width="1.397cm" svg:height="0.381cm" svg:x="19.26cm" svg:y="6.40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0.784cm" svg:y1="6.022cm" svg:x2="20.784cm" svg:y2="7.165cm">
          <text:p/>
        </draw:line>
        <draw:custom-shape draw:style-name="gr8" draw:text-style-name="P7" draw:layer="layout" svg:width="0.254cm" svg:height="1.842cm" svg:x="21.479cm" svg:y="5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27cm" svg:height="0.762cm" draw:transform="rotate (1.58807508638964) translate (20.784cm 7.23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8" draw:layer="layout" svg:width="1.524cm" svg:height="1.27cm" svg:x="21.546cm" svg:y="5.9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982cm" svg:height="1.253cm" draw:transform="rotate (0.873188224772763) translate (14.089cm 6.028cm)">
          <text:p/>
          <draw:enhanced-geometry svg:viewBox="0 0 21600 21600" draw:text-areas="0 0 21600 21600" draw:mirror-horizontal="true" draw:type="circular-arrow" draw:modifiers="180 -13.6628263363997 9387.23298238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9" draw:layer="layout" svg:width="1.982cm" svg:height="1.253cm" draw:transform="rotate (3.13513493535741) translate (15.301cm 8.489cm)">
          <text:p/>
          <draw:enhanced-geometry svg:viewBox="0 0 21600 21600" draw:text-areas="0 0 21600 21600" draw:mirror-horizontal="true" draw:type="circular-arrow" draw:modifiers="180 -13.6628263363997 9387.23298238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10" draw:layer="layout" svg:width="2.159cm" svg:height="2.159cm" svg:x="13.192cm" svg:y="1.508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8.928cm" svg:y1="9.509cm" svg:x2="13.084cm" svg:y2="12.44cm" svg:d="M8928 9509c3117 0 1039 2931 4156 2931" svg:viewBox="0 0 4157 2932">
          <text:p/>
        </draw:connector>
        <draw:custom-shape draw:style-name="gr5" draw:text-style-name="P5" draw:layer="layout" svg:width="2.54cm" svg:height="2.54cm" svg:x="13.065cm" svg:y="11.16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line draw:style-name="gr2" draw:text-style-name="P2" draw:layer="layout" svg:x1="15.605cm" svg:y1="12.43cm" svg:x2="19.415cm" svg:y2="12.43cm">
          <text:p/>
        </draw:line>
        <draw:line draw:style-name="gr2" draw:text-style-name="P2" draw:layer="layout" svg:x1="14.335cm" svg:y1="13.7cm" svg:x2="14.335cm" svg:y2="15.351cm">
          <text:p/>
        </draw:line>
        <draw:custom-shape draw:style-name="gr6" draw:text-style-name="P6" draw:layer="layout" svg:width="1.397cm" svg:height="0.381cm" svg:x="19.387cm" svg:y="12.233cm">
          <text:p/>
          <draw:enhanced-geometry svg:viewBox="0 0 21600 21600" draw:mirror-vertical="true" draw:type="rectangle" draw:enhanced-path="M 0 0 L 21600 0 21600 21600 0 21600 0 0 Z N"/>
        </draw:custom-shape>
        <draw:line draw:style-name="gr7" draw:text-style-name="P2" draw:layer="layout" svg:x1="20.911cm" svg:y1="12.996cm" svg:x2="20.911cm" svg:y2="11.853cm">
          <text:p/>
        </draw:line>
        <draw:custom-shape draw:style-name="gr8" draw:text-style-name="P7" draw:layer="layout" svg:width="0.254cm" svg:height="1.842cm" svg:x="21.606cm" svg:y="11.504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9" draw:text-style-name="P8" draw:layer="layout" svg:width="1.27cm" svg:height="0.762cm" draw:transform="rotate (1.58807508638964) translate (20.911cm 13.065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8" draw:layer="layout" svg:width="1.524cm" svg:height="1.27cm" svg:x="21.673cm" svg:y="11.7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1" draw:layer="layout" svg:width="1.982cm" svg:height="1.253cm" draw:transform="rotate (0.873188224772763) translate (14.216cm 13.704cm)">
          <text:p/>
          <draw:enhanced-geometry svg:viewBox="0 0 21600 21600" draw:text-areas="0 0 21600 21600" draw:mirror-horizontal="true" draw:mirror-vertical="true" draw:type="circular-arrow" draw:modifiers="180 -13.6628263363997 9387.23298238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9" draw:layer="layout" svg:width="1.982cm" svg:height="1.253cm" draw:transform="rotate (3.13513493535741) translate (15.428cm 11.795cm)">
          <text:p/>
          <draw:enhanced-geometry svg:viewBox="0 0 21600 21600" draw:text-areas="0 0 21600 21600" draw:mirror-horizontal="true" draw:mirror-vertical="true" draw:type="circular-arrow" draw:modifiers="180 -13.6628263363997 9387.23298238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10" draw:layer="layout" svg:width="2.159cm" svg:height="2.159cm" svg:x="13.319cm" svg:y="15.3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11" draw:layer="layout" svg:width="2.032cm" svg:height="2.159cm" svg:x="22.971cm" svg:y="5.57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5" draw:text-style-name="P12" draw:layer="layout" svg:width="0.889cm" svg:height="3.81cm" svg:x="23.606cm" svg:y="7.73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032cm" svg:height="2.159cm" svg:x="23.098cm" svg:y="11.413cm">
          <text:p/>
          <draw:enhanced-geometry svg:viewBox="0 0 21600 21600" draw:mirror-vertical="true" draw:type="rectangle" draw:enhanced-path="M 0 0 L 21600 0 21600 21600 0 21600 0 0 Z N"/>
        </draw:custom-shape>
        <draw:g>
          <draw:custom-shape draw:style-name="gr16" draw:text-style-name="P13" draw:layer="layout" svg:width="0.19cm" svg:height="0.506cm" draw:transform="skewX (-0.00191986217719376) rotate (-1.59086761319283) translate (25.051cm 9.37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6" draw:text-style-name="P13" draw:layer="layout" svg:width="0.19cm" svg:height="0.506cm" draw:transform="skewX (-0.00191986217719376) rotate (1.59086761319283) translate (25.051cm 9.571cm)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17" draw:text-style-name="P2" draw:layer="layout" draw:type="lines" svg:x1="16.914cm" svg:y1="5.97cm" svg:x2="20.393cm" svg:y2="5.926cm" svg:d="M16914 5970l3479-44" svg:viewBox="0 0 3480 45">
          <text:p/>
        </draw:connector>
        <draw:connector draw:style-name="gr17" draw:text-style-name="P2" draw:layer="layout" draw:type="lines" svg:x1="16.914cm" svg:y1="11.668cm" svg:x2="20.393cm" svg:y2="11.624cm" svg:d="M16914 11668l3479-44" svg:viewBox="0 0 3480 45">
          <text:p/>
        </draw:connector>
        <draw:connector draw:style-name="gr18" draw:text-style-name="P2" draw:layer="layout" draw:type="curve" draw:line-skew="-0.238cm" svg:x1="9.408cm" svg:y1="8.955cm" svg:x2="12.664cm" svg:y2="6.268cm" svg:d="M9408 8955c2085 0 457-2687 3256-2687" svg:viewBox="0 0 3257 2688">
          <text:p/>
        </draw:connector>
        <draw:connector draw:style-name="gr18" draw:text-style-name="P2" draw:layer="layout" draw:type="curve" draw:line-skew="-0.238cm" svg:x1="9.408cm" svg:y1="10.271cm" svg:x2="12.664cm" svg:y2="12.958cm" svg:d="M9408 10271c2085 0 457 2687 3256 2687" svg:viewBox="0 0 3257 2688">
          <text:p/>
        </draw:connector>
        <draw:frame draw:style-name="gr4" draw:text-style-name="P4" draw:layer="layout" svg:width="3.876cm" svg:height="0.954cm" svg:x="9.158cm" svg:y="15.986cm">
          <draw:text-box>
            <text:p><text:span text:style-name="T1">Photodiode 2</text:span></text:p>
          </draw:text-box>
        </draw:frame>
        <draw:frame draw:style-name="gr4" draw:text-style-name="P4" draw:layer="layout" svg:width="2.678cm" svg:height="0.954cm" svg:x="20.552cm" svg:y="13.889cm">
          <draw:text-box>
            <text:p><text:span text:style-name="T1">Cavity 2</text:span></text:p>
          </draw:text-box>
        </draw:frame>
        <draw:frame draw:style-name="gr4" draw:text-style-name="P4" draw:layer="layout" svg:width="3.563cm" svg:height="0.954cm" svg:x="10.059cm" svg:y="13.635cm">
          <draw:text-box>
            <text:p><text:span text:style-name="T1">Circulator 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7T12:39:08.513675485</meta:creation-date>
    <dc:date>2020-03-17T13:13:30.414315927</dc:date>
    <meta:editing-duration>PT3M31S</meta:editing-duration>
    <meta:editing-cycles>1</meta:editing-cycles>
    <meta:document-statistic meta:object-count="45"/>
    <meta:generator>LibreOffice/6.4.1.2$Linux_X86_64 LibreOffice_project/40$Build-2</meta:generator>
  </office:meta>
</office:document-meta>
</file>